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4.4pt"/>
    </style:style>
    <style:style style:name="co2" style:family="table-column">
      <style:table-column-properties fo:break-before="auto" style:column-width="401.56pt"/>
    </style:style>
    <style:style style:name="co3" style:family="table-column">
      <style:table-column-properties fo:break-before="auto" style:column-width="403.09pt"/>
    </style:style>
    <style:style style:name="co4" style:family="table-column">
      <style:table-column-properties fo:break-before="auto" style:column-width="402.49pt"/>
    </style:style>
    <style:style style:name="co5" style:family="table-column">
      <style:table-column-properties fo:break-before="auto" style:column-width="404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very statement</text:p>
          </table:table-cell>
          <table:table-cell office:value-type="string" calcext:value-type="string">
            <text:p>user=null allUsers=anything</text:p>
          </table:table-cell>
          <table:table-cell office:value-type="string" calcext:value-type="string">
            <text:p>user=(name=Marko password=pass, email=marko.gmail@com), allUsers=Rajko,Trajko</text:p>
          </table:table-cell>
          <table:table-cell office:value-type="string" calcext:value-type="string">
            <text:p>user=(name=Marko password=pass, email=marko12@), allUsers=Rajko,Trajko</text:p>
          </table:table-cell>
          <table:table-cell office:value-type="string" calcext:value-type="string">
            <text:p>user=(name=Marko password=pass <text:a xlink:href="mailto:email%3Dmarko@yahoo.com" xlink:type="simple">email=marko@yahoo.com</text:a>), allUsers=Rajko,Trajk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.1</text:p>
          </table:table-cell>
          <table:table-cell/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.2</text:p>
          </table:table-cell>
          <table:table-cell/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.3</text:p>
          </table:table-cell>
          <table:table-cell/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Every path</text:p>
          </table:table-cell>
          <table:table-cell office:value-type="string" calcext:value-type="string">
            <text:p>CA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K</text:p>
          </table:table-cell>
          <table:table-cell office:value-type="string" calcext:value-type="string">
            <text:p>user=null allUsers=anything</text:p>
          </table:table-cell>
          <table:table-cell office:value-type="string" calcext:value-type="string">
            <text:p>нема да продолжи бидејќи корисникот ни е празен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B-K</text:p>
          </table:table-cell>
          <table:table-cell office:value-type="string" calcext:value-type="string">
            <text:p>user={name=Marko, email=null,password=null} allUsers=Marko,Rajko</text:p>
          </table:table-cell>
          <table:table-cell office:value-type="string" calcext:value-type="string">
            <text:p>нема да продолжи бидејќи корисникот не внесел емаил или веќе го има во листата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,B,C,D1,,D2,E,F,G,D3,I,K</text:p>
          </table:table-cell>
          <table:table-cell office:value-type="string" calcext:value-type="string">
            <text:p>user={name=Marko, email=marko@gmail, password=pass} allUsers=Rajko,Trajko</text:p>
          </table:table-cell>
          <table:table-cell office:value-type="string" calcext:value-type="string">
            <text:p>нема да продолжи бидејќи корисникот внесел погрешен е-маил,нема “.” во е-маилот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,B,C,D1,,D2,E,F,G,H,D3,I,J</text:p>
          </table:table-cell>
          <table:table-cell office:value-type="string" calcext:value-type="string">
            <text:p>user={name=Marko, <text:a xlink:href="mailto:email%3Dmarko@gmail.com" xlink:type="simple">email=marko@gmail.com</text:a>, password=pass} allUsers=Rajko,Trajko</text:p>
          </table:table-cell>
          <table:table-cell office:value-type="string" calcext:value-type="string">
            <text:p>нормален излез на програмата со сите параметри задоволени.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3:37:27.2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21:38:36.937000000</meta:creation-date>
    <dc:date>2020-06-11T14:27:22.909000000</dc:date>
    <meta:editing-duration>PT2H13M25S</meta:editing-duration>
    <meta:editing-cycles>6</meta:editing-cycles>
    <meta:generator>LibreOffice/5.4.2.2$Windows_X86_64 LibreOffice_project/22b09f6418e8c2d508a9eaf86b2399209b0990f4</meta:generator>
    <meta:document-statistic meta:table-count="1" meta:cell-count="68" meta:object-count="0"/>
  </office:meta>
</office:document-meta>
</file>